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5">
      <text:list-level-style-bullet text:level="1" text:style-name="WW_CharLFO2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36pt" style:font-size-asian="36pt" style:font-size-complex="3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style:font-name="Arial" style:font-name-complex="Arial" fo:font-size="12pt" style:font-size-asian="12pt" style:font-size-complex="12pt"/>
    </style:style>
    <style:style style:name="T8" style:parent-style-name="Car.predefinitoparagrafo" style:family="text">
      <style:text-properties style:font-name="Arial" style:font-name-complex="Arial"/>
    </style:style>
    <style:style style:name="T9" style:parent-style-name="Car.predefinitoparagrafo" style:family="text">
      <style:text-properties style:font-name="Arial" style:font-name-complex="Arial"/>
    </style:style>
    <style:style style:name="P10" style:parent-style-name="Paragrafoelenco" style:list-style-name="WWNum2" style:family="paragraph">
      <style:text-properties style:font-name="Arial" style:font-name-complex="Arial"/>
    </style:style>
    <style:style style:name="P11" style:parent-style-name="Paragrafoelenco" style:list-style-name="WWNum2" style:family="paragraph">
      <style:text-properties style:font-name="Arial" style:font-name-complex="Arial"/>
    </style:style>
    <style:style style:name="P12" style:parent-style-name="Paragrafoelenco" style:list-style-name="WWNum2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Paragrafoelenco" style:list-style-name="WWNum3" style:family="paragraph">
      <style:text-properties style:font-name="Arial" style:font-name-complex="Arial"/>
    </style:style>
    <style:style style:name="P15" style:parent-style-name="Paragrafoelenco" style:list-style-name="WWNum3" style:family="paragraph">
      <style:text-properties style:font-name="Arial" style:font-name-complex="Arial"/>
    </style:style>
    <style:style style:name="P16" style:parent-style-name="Paragrafoelenco" style:list-style-name="WWNum3" style:family="paragraph">
      <style:text-properties style:font-name="Arial" style:font-name-complex="Arial"/>
    </style:style>
    <style:style style:name="P17" style:parent-style-name="Paragrafoelenco" style:list-style-name="WWNum3" style:family="paragraph">
      <style:text-properties style:font-name="Arial" style:font-name-complex="Arial"/>
    </style:style>
    <style:style style:name="P18" style:parent-style-name="Standard" style:family="paragraph">
      <style:text-properties style:font-name="Arial" style:font-name-complex="Arial"/>
    </style:style>
    <style:style style:name="T19" style:parent-style-name="Car.predefinitoparagrafo" style:family="text">
      <style:text-properties style:font-name="Arial" style:font-name-complex="Arial"/>
    </style:style>
    <style:style style:name="T20" style:parent-style-name="Car.predefinitoparagrafo" style:family="text">
      <style:text-properties style:font-name="Arial" style:font-name-complex="Arial"/>
    </style:style>
    <style:style style:name="T21" style:parent-style-name="Car.predefinitoparagrafo" style:family="text">
      <style:text-properties style:font-name="Arial" style:font-name-complex="Arial"/>
    </style:style>
    <style:style style:name="T22" style:parent-style-name="Car.predefinitoparagrafo" style:family="text">
      <style:text-properties style:font-name="Arial"/>
    </style:style>
    <style:style style:name="T23" style:parent-style-name="Car.predefinitoparagrafo" style:family="text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Paragrafoelenco" style:list-style-name="WWNum4" style:family="paragraph">
      <style:text-properties style:font-name="Arial"/>
    </style:style>
    <style:style style:name="P27" style:parent-style-name="Paragrafoelenco" style:list-style-name="WWNum4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Arial"/>
    </style:style>
    <style:style style:name="P31" style:parent-style-name="Paragrafoelenco" style:list-style-name="WWNum6" style:family="paragraph">
      <style:text-properties style:font-name="Arial"/>
    </style:style>
    <style:style style:name="P32" style:parent-style-name="Paragrafoelenco" style:list-style-name="WWNum6" style:family="paragraph">
      <style:text-properties style:font-name="Arial"/>
    </style:style>
    <style:style style:name="P33" style:parent-style-name="Paragrafoelenco" style:list-style-name="WWNum6" style:family="paragraph">
      <style:text-properties style:font-name="Arial"/>
    </style:style>
    <style:style style:name="P34" style:parent-style-name="Paragrafoelenco" style:list-style-name="WWNum6" style:family="paragraph">
      <style:text-properties style:font-name="Arial"/>
    </style:style>
    <style:style style:name="P35" style:parent-style-name="Standard" style:family="paragraph">
      <style:text-properties style:font-name="Arial"/>
    </style:style>
    <style:style style:name="P36" style:parent-style-name="Paragrafoelenco" style:list-style-name="WWNum9" style:family="paragraph">
      <style:text-properties style:font-name="Arial"/>
    </style:style>
    <style:style style:name="P37" style:parent-style-name="Paragrafoelenco" style:list-style-name="WWNum9" style:family="paragraph">
      <style:text-properties style:font-name="Arial"/>
    </style:style>
    <style:style style:name="P38" style:parent-style-name="Paragrafoelenco" style:list-style-name="WWNum9" style:family="paragraph">
      <style:text-properties style:font-name="Arial"/>
    </style:style>
    <style:style style:name="P39" style:parent-style-name="Paragrafoelenco" style:list-style-name="WWNum9" style:family="paragraph">
      <style:text-properties style:font-name="Arial"/>
    </style:style>
    <style:style style:name="P40" style:parent-style-name="Standard" style:family="paragraph">
      <style:text-properties style:font-name="Arial"/>
    </style:style>
    <style:style style:name="P41" style:parent-style-name="Standard" style:family="paragraph">
      <style:text-properties style:font-name="Arial"/>
    </style:style>
    <style:style style:name="P42" style:parent-style-name="Paragrafoelenco" style:list-style-name="WWNum12" style:family="paragraph">
      <style:text-properties style:font-name="Arial"/>
    </style:style>
    <style:style style:name="P43" style:parent-style-name="Paragrafoelenco" style:list-style-name="WWNum12" style:family="paragraph">
      <style:text-properties style:font-name="Arial"/>
    </style:style>
    <style:style style:name="P44" style:parent-style-name="Paragrafoelenco" style:list-style-name="WWNum12" style:family="paragraph">
      <style:text-properties style:font-name="Arial"/>
    </style:style>
    <style:style style:name="P45" style:parent-style-name="Paragrafoelenco" style:list-style-name="WWNum12" style:family="paragraph">
      <style:text-properties style:font-name="Arial"/>
    </style:style>
    <style:style style:name="P46" style:parent-style-name="Paragrafoelenco" style:list-style-name="WWNum12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Paragrafoelenco" style:list-style-name="WWNum15" style:family="paragraph">
      <style:text-properties style:font-name="Arial"/>
    </style:style>
    <style:style style:name="P50" style:parent-style-name="Paragrafoelenco" style:list-style-name="WWNum15" style:family="paragraph">
      <style:text-properties style:font-name="Arial"/>
    </style:style>
    <style:style style:name="P51" style:parent-style-name="Paragrafoelenco" style:list-style-name="WWNum15" style:family="paragraph">
      <style:text-properties style:font-name="Arial"/>
    </style:style>
    <style:style style:name="P52" style:parent-style-name="Paragrafoelenco" style:list-style-name="WWNum15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P54" style:parent-style-name="Paragrafoelenco" style:list-style-name="WWNum16" style:family="paragraph">
      <style:text-properties style:font-name="Arial"/>
    </style:style>
    <style:style style:name="P55" style:parent-style-name="Paragrafoelenco" style:list-style-name="WWNum16" style:family="paragraph">
      <style:text-properties style:font-name="Arial"/>
    </style:style>
    <style:style style:name="P56" style:parent-style-name="Paragrafoelenco" style:list-style-name="WWNum16" style:family="paragraph">
      <style:text-properties style:font-name="Arial"/>
    </style:style>
    <style:style style:name="P57" style:parent-style-name="Paragrafoelenco" style:list-style-name="WWNum16" style:family="paragraph">
      <style:text-properties style:font-name="Arial"/>
    </style:style>
    <style:style style:name="P58" style:parent-style-name="Paragrafoelenco" style:list-style-name="WWNum16" style:family="paragraph">
      <style:text-properties style:font-name="Arial"/>
    </style:style>
    <style:style style:name="P59" style:parent-style-name="Paragrafoelenco" style:family="paragraph">
      <style:text-properties style:font-name="Arial"/>
    </style:style>
    <style:style style:name="P60" style:parent-style-name="Paragrafoelenco" style:family="paragraph">
      <style:paragraph-properties fo:margin-left="0in">
        <style:tab-stops/>
      </style:paragraph-properties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61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62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63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64" style:parent-style-name="Paragrafoelenco" style:list-style-name="LFO25" style:family="paragraph">
      <style:paragraph-properties fo:margin-left="0in" fo:text-indent="0in">
        <style:tab-stops/>
      </style:paragraph-properties>
      <style:text-properties style:font-name="Arial"/>
    </style:style>
    <style:style style:name="P65" style:parent-style-name="Paragrafoelenco" style:list-style-name="LFO25" style:family="paragraph">
      <style:paragraph-properties fo:margin-left="0in" fo:text-indent="0in">
        <style:tab-stops/>
      </style:paragraph-properties>
      <style:text-properties style:font-name="Arial"/>
    </style:style>
    <style:style style:name="P66" style:parent-style-name="Paragrafoelenco" style:list-style-name="LFO25" style:family="paragraph">
      <style:paragraph-properties fo:margin-left="0in" fo:text-indent="0in">
        <style:tab-stops/>
      </style:paragraph-properties>
      <style:text-properties style:font-name="Arial"/>
    </style:style>
    <style:style style:name="P67" style:parent-style-name="Paragrafoelenco" style:list-style-name="LFO25" style:family="paragraph">
      <style:paragraph-properties fo:margin-left="0in" fo:text-indent="0in">
        <style:tab-stops/>
      </style:paragraph-properties>
      <style:text-properties style:font-name="Arial"/>
    </style:style>
    <style:style style:name="P68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69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70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71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72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73" style:parent-style-name="Paragrafoelenco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/>
    </style:style>
    <style:style style:name="P74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75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76" style:parent-style-name="Paragrafoelenco" style:family="paragraph">
      <style:paragraph-properties fo:margin-left="0in" fo:background-color="#66CCFF">
        <style:tab-stops/>
      </style:paragraph-properties>
    </style:style>
    <style:style style:name="T77" style:parent-style-name="Car.predefinitoparagrafo" style:family="text">
      <style:text-properties style:font-name="Arial" fo:font-size="8pt" style:font-size-asian="8pt" style:font-size-complex="8pt"/>
    </style:style>
    <style:style style:name="T78" style:parent-style-name="Car.predefinitoparagrafo" style:family="text">
      <style:text-properties style:font-name="Arial" fo:font-size="8pt" style:font-size-asian="8pt" style:font-size-complex="8pt"/>
    </style:style>
    <style:style style:name="T79" style:parent-style-name="Car.predefinitoparagrafo" style:family="text">
      <style:text-properties style:font-name="Arial" fo:font-size="8pt" style:font-size-asian="8pt" style:font-size-complex="8pt" fo:language="en" fo:country="GB"/>
    </style:style>
    <style:style style:name="P80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 fo:language="en" fo:country="GB"/>
    </style:style>
    <style:style style:name="P81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 fo:language="en" fo:country="GB"/>
    </style:style>
    <style:style style:name="P82" style:parent-style-name="Paragrafoelenco" style:family="paragraph">
      <style:paragraph-properties fo:margin-left="0in" fo:background-color="#66CCFF">
        <style:tab-stops/>
      </style:paragraph-properties>
    </style:style>
    <style:style style:name="T83" style:parent-style-name="Car.predefinitoparagrafo" style:family="text">
      <style:text-properties style:font-name="Arial" fo:font-size="8pt" style:font-size-asian="8pt" style:font-size-complex="8pt" fo:language="en" fo:country="GB"/>
    </style:style>
    <style:style style:name="T84" style:parent-style-name="Car.predefinitoparagrafo" style:family="text">
      <style:text-properties style:font-name="Arial" fo:font-size="8pt" style:font-size-asian="8pt" style:font-size-complex="8pt" fo:language="en" fo:country="GB"/>
    </style:style>
    <style:style style:name="T85" style:parent-style-name="Car.predefinitoparagrafo" style:family="text">
      <style:text-properties style:font-name="Arial" fo:font-size="8pt" style:font-size-asian="8pt" style:font-size-complex="8pt" fo:language="en" fo:country="GB"/>
    </style:style>
    <style:style style:name="T86" style:parent-style-name="Car.predefinitoparagrafo" style:family="text">
      <style:text-properties style:font-name="Arial" fo:font-size="8pt" style:font-size-asian="8pt" style:font-size-complex="8pt" fo:language="en" fo:country="GB"/>
    </style:style>
    <style:style style:name="T87" style:parent-style-name="Car.predefinitoparagrafo" style:family="text">
      <style:text-properties style:font-name="Arial" fo:font-size="8pt" style:font-size-asian="8pt" style:font-size-complex="8pt" fo:language="en" fo:country="GB"/>
    </style:style>
    <style:style style:name="T88" style:parent-style-name="Car.predefinitoparagrafo" style:family="text">
      <style:text-properties style:font-name="Arial" fo:font-size="8pt" style:font-size-asian="8pt" style:font-size-complex="8pt"/>
    </style:style>
    <style:style style:name="P89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0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1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2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3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4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5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6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7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8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99" style:parent-style-name="Paragrafoelenco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/>
    </style:style>
    <style:style style:name="P100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1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2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3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4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5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6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7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8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09" style:parent-style-name="Paragrafoelenco" style:family="paragraph">
      <style:paragraph-properties fo:margin-left="0in" fo:background-color="#66CCFF">
        <style:tab-stops/>
      </style:paragraph-properties>
    </style:style>
    <style:style style:name="T110" style:parent-style-name="Car.predefinitoparagrafo" style:family="text">
      <style:text-properties style:font-name="Arial" fo:font-size="8pt" style:font-size-asian="8pt" style:font-size-complex="8pt"/>
    </style:style>
    <style:style style:name="T111" style:parent-style-name="Car.predefinitoparagrafo" style:family="text">
      <style:text-properties style:font-name="Arial" fo:font-size="8pt" style:font-size-asian="8pt" style:font-size-complex="8pt"/>
    </style:style>
    <style:style style:name="T112" style:parent-style-name="Car.predefinitoparagrafo" style:family="text">
      <style:text-properties style:font-name="Arial" fo:font-size="8pt" style:font-size-asian="8pt" style:font-size-complex="8pt"/>
    </style:style>
    <style:style style:name="T113" style:parent-style-name="Car.predefinitoparagrafo" style:family="text">
      <style:text-properties style:font-name="Arial" fo:font-size="8pt" style:font-size-asian="8pt" style:font-size-complex="8pt"/>
    </style:style>
    <style:style style:name="T114" style:parent-style-name="Car.predefinitoparagrafo" style:family="text">
      <style:text-properties style:font-name="Arial" fo:font-size="8pt" style:font-size-asian="8pt" style:font-size-complex="8pt"/>
    </style:style>
    <style:style style:name="T115" style:parent-style-name="Car.predefinitoparagrafo" style:family="text">
      <style:text-properties style:font-name="Arial" fo:font-size="8pt" style:font-size-asian="8pt" style:font-size-complex="8pt"/>
    </style:style>
    <style:style style:name="T116" style:parent-style-name="Car.predefinitoparagrafo" style:family="text">
      <style:text-properties style:font-name="Arial" fo:font-size="8pt" style:font-size-asian="8pt" style:font-size-complex="8pt"/>
    </style:style>
    <style:style style:name="T117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P118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 fo:language="en" fo:country="US"/>
    </style:style>
    <style:style style:name="P119" style:parent-style-name="Paragrafoelenco" style:family="paragraph">
      <style:paragraph-properties fo:margin-left="0in" fo:background-color="#66CCFF">
        <style:tab-stops/>
      </style:paragraph-properties>
    </style:style>
    <style:style style:name="T120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T121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T122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T123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T124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T125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T126" style:parent-style-name="Car.predefinitoparagrafo" style:family="text">
      <style:text-properties style:font-name="Arial" fo:font-size="8pt" style:font-size-asian="8pt" style:font-size-complex="8pt" fo:language="en" fo:country="US"/>
    </style:style>
    <style:style style:name="T127" style:parent-style-name="Car.predefinitoparagrafo" style:family="text">
      <style:text-properties style:font-name="Arial" fo:font-size="8pt" style:font-size-asian="8pt" style:font-size-complex="8pt"/>
    </style:style>
    <style:style style:name="P128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29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30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31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32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33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34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35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36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37" style:parent-style-name="Paragrafoelenco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/>
    </style:style>
    <style:style style:name="P138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39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0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41" style:parent-style-name="Paragrafoelenco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/>
    </style:style>
    <style:style style:name="P142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3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4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5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6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7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8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49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50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51" style:parent-style-name="Paragrafoelenco" style:family="paragraph">
      <style:paragraph-properties fo:margin-left="0in" fo:background-color="#66CCFF">
        <style:tab-stops/>
      </style:paragraph-properties>
      <style:text-properties style:font-name="Arial" fo:font-size="8pt" style:font-size-asian="8pt" style:font-size-complex="8pt"/>
    </style:style>
    <style:style style:name="P152" style:parent-style-name="Paragrafoelenco" style:family="paragraph">
      <style:paragraph-properties fo:margin-left="0in">
        <style:tab-stops/>
      </style:paragraph-properties>
      <style:text-properties style:font-name="Arial" fo:font-size="8pt" style:font-size-asian="8pt" style:font-size-complex="8pt"/>
    </style:style>
    <style:style style:name="P153" style:parent-style-name="Paragrafoelenco" style:family="paragraph">
      <style:paragraph-properties fo:margin-left="0in">
        <style:tab-stops/>
      </style:paragraph-properties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54" style:parent-style-name="Paragrafoelenco" style:family="paragraph">
      <style:paragraph-properties fo:margin-left="0in">
        <style:tab-stops/>
      </style:paragraph-properties>
      <style:text-properties style:font-name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155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156" style:parent-style-name="Paragrafoelenco" style:list-style-name="LFO26" style:family="paragraph">
      <style:text-properties style:font-name="Arial"/>
    </style:style>
    <style:style style:name="P157" style:parent-style-name="Paragrafoelenco" style:list-style-name="LFO27" style:family="paragraph">
      <style:text-properties style:font-name="Arial"/>
    </style:style>
    <style:style style:name="P158" style:parent-style-name="Paragrafoelenco" style:list-style-name="LFO27" style:family="paragraph">
      <style:text-properties style:font-name="Arial"/>
    </style:style>
    <style:style style:name="P159" style:parent-style-name="Paragrafoelenco" style:list-style-name="LFO27" style:family="paragraph">
      <style:text-properties style:font-name="Arial"/>
    </style:style>
    <style:style style:name="P160" style:parent-style-name="Paragrafoelenco" style:list-style-name="LFO27" style:family="paragraph">
      <style:text-properties style:font-name="Arial"/>
    </style:style>
    <style:style style:name="P161" style:parent-style-name="Paragrafoelenco" style:list-style-name="LFO27" style:family="paragraph">
      <style:text-properties style:font-name="Arial"/>
    </style:style>
    <style:style style:name="P162" style:parent-style-name="Paragrafoelenco" style:list-style-name="LFO27" style:family="paragraph">
      <style:text-properties style:font-name="Arial"/>
    </style:style>
    <style:style style:name="P163" style:parent-style-name="Paragrafoelenco" style:list-style-name="LFO28" style:family="paragraph">
      <style:text-properties style:font-name="Arial"/>
    </style:style>
    <style:style style:name="P164" style:parent-style-name="Paragrafoelenco" style:list-style-name="LFO26" style:family="paragraph">
      <style:text-properties style:font-name="Arial"/>
    </style:style>
    <style:style style:name="P165" style:parent-style-name="Paragrafoelenco" style:list-style-name="LFO28" style:family="paragraph">
      <style:text-properties style:font-name="Arial"/>
    </style:style>
    <style:style style:name="P166" style:parent-style-name="Paragrafoelenco" style:list-style-name="LFO28" style:family="paragraph">
      <style:text-properties style:font-name="Arial"/>
    </style:style>
    <style:style style:name="P167" style:parent-style-name="Paragrafoelenco" style:list-style-name="LFO27" style:family="paragraph">
      <style:text-properties style:font-name="Arial"/>
    </style:style>
    <style:style style:name="P168" style:parent-style-name="Paragrafoelenco" style:list-style-name="LFO28" style:family="paragraph">
      <style:text-properties style:font-name="Arial"/>
    </style:style>
    <style:style style:name="P169" style:parent-style-name="Paragrafoelenco" style:list-style-name="LFO27" style:family="paragraph">
      <style:text-properties style:font-name="Arial"/>
    </style:style>
    <style:style style:name="P170" style:parent-style-name="Normale" style:family="paragraph">
      <style:paragraph-properties fo:margin-left="0.75in">
        <style:tab-stops/>
      </style:paragraph-properties>
      <style:text-properties style:font-name="Arial"/>
    </style:style>
    <style:style style:name="P171" style:parent-style-name="Paragrafoelenco" style:family="paragraph">
      <style:paragraph-properties fo:margin-left="0in">
        <style:tab-stops/>
      </style:paragraph-properties>
      <style:text-properties style:font-name="Arial"/>
    </style:style>
    <style:style style:name="P172" style:parent-style-name="Paragrafoelenco" style:list-style-name="WWNum16" style:family="paragraph">
      <style:text-properties style:font-name="Arial"/>
    </style:style>
    <style:style style:name="P173" style:parent-style-name="Paragrafoelenco" style:list-style-name="WWNum16" style:family="paragraph">
      <style:text-properties style:font-name="Arial"/>
    </style:style>
    <style:style style:name="P174" style:parent-style-name="Paragrafoelenco" style:list-style-name="WWNum16" style:family="paragraph"/>
    <style:style style:name="T175" style:parent-style-name="Car.predefinitoparagrafo" style:family="text">
      <style:text-properties style:font-name="Arial"/>
    </style:style>
    <style:style style:name="T176" style:parent-style-name="Car.predefinitoparagrafo" style:family="text">
      <style:text-properties style:font-name="Arial"/>
    </style:style>
  </office:automatic-styles>
  <office:body>
    <office:text text:use-soft-page-breaks="true">
      <text:p text:style-name="P1">NOSENSE-VIDEOGAMES</text:p>
      <text:p text:style-name="P2"/>
      <text:p text:style-name="P3"/>
      <text:p text:style-name="P4">CAPITOLO 1</text:p>
      <text:p text:style-name="P5"/>
      <text:p text:style-name="P6">INTRODUZIONE</text:p>
      <text:p text:style-name="Standard"><text:span text:style-name="T7">Siamo interessati a sviluppare un’applicazione web che vada a gestire un negozio online di videogiochi.</text:span><text:span text:style-name="T8"><text:s/>L’applicazione prevede la gestione di un catalogo pubblico di prodotti che può<text:s/></text:span><text:span text:style-name="T9">essere visionato secondo diversi ordinamenti :</text:span></text:p>
      <text:list text:style-name="WWNum2">
        <text:list-item text:start-value="1">
          <text:p text:style-name="P10">PREZZO</text:p>
        </text:list-item>
        <text:list-item>
          <text:p text:style-name="P11">ANNO DI USCITA</text:p>
        </text:list-item>
        <text:list-item>
          <text:p text:style-name="P12">ORDINE ALFEBITICO</text:p>
        </text:list-item>
      </text:list>
      <text:p text:style-name="P13">Ogni elemento del catalogo prevede un prezzo che può essere soggetto a sconti ottenibili tramite:</text:p>
      <text:list text:style-name="WWNum3">
        <text:list-item text:start-value="1">
          <text:p text:style-name="P14">CREDITI SPESI DA UN UTENTE REGISTRATO</text:p>
        </text:list-item>
        <text:list-item>
          <text:p text:style-name="P15">VALORE REPUTAZIONE DELL'UTENTE REGISTRATO</text:p>
        </text:list-item>
        <text:list-item>
          <text:p text:style-name="P16">X MESI DI REGISTRAZIONE DELL'UTENTE</text:p>
        </text:list-item>
        <text:list-item>
          <text:p text:style-name="P17">X ANNI DI REGISTRAZIONEDELL'UTENTE</text:p>
        </text:list-item>
      </text:list>
      <text:p text:style-name="P18">Il prezzo di ogni elemento, inoltre, può essere soggetto a promozioni disponibili per ogni tipo di utente. L’applicazione prevede anche dei bonus che possono essere<text:s/>assegnati a tutti i tipi di utenti che acquistano un determinato articolo, il bonus viene erogato tramite crediti virtuali che possono essere utilizzati per acquistare articoli sul sito.</text:p>
      <text:p text:style-name="Standard"><text:span text:style-name="T19">Ogni visitatore ha possibilità di accedere con le proprie credenziali</text:span><text:span text:style-name="T20"><text:s/>o registrarsi al sito. I clienti registrati, una volta effettuato l’accesso, hanno la possibilità di “ricaricare” il proprio conto sul sito tramite richieste all’admin che può accettare/rifiutare la richiesta effettuata.</text:span><text:span text:style-name="T21"><text:line-break/></text:span><text:span text:style-name="T22">L’applicazione permette ai vari ut</text:span><text:span text:style-name="T23">enti registrati di poter recensire e/o fare domande riguardo un articolo presente nel catalogo. Ogni utente può poi valutare l’utilità della recensione/domanda tramite 2 appositi campi: SUPPORTO (da 1 a 3) e UTILITA’ (da 1 a 5).</text:span></text:p>
      <text:p text:style-name="P24">All’interno dell’applicazione è presenta una pagina di FAQ che è gestita totalmente dall’admin del sito. Questa pagina comprende le FAQ (domande più frequenti) e le rispettive risposte pubblicate dall’admin che può decidere di spostare una domanda effettuata da un cliente entri nelle FAQ se quest’ultima abbia ricevuto un elevata popolarità.</text:p>
      <text:p text:style-name="P25">Ogni cliente presenta una reputazione che è basata sui giudizi ottenuto rispetto ai contributi pubblicati (recensioni/domande). Per calcolare il valore della reputazione di ogni cliente vengono presi in considerazioni i punteggi ottenuti dagli altri utenti in base ad una “scala gerarchica”:</text:p>
      <text:list text:style-name="WWNum4">
        <text:list-item text:start-value="1">
          <text:p text:style-name="P26">GESTORE</text:p>
        </text:list-item>
        <text:list-item>
          <text:p text:style-name="P27">CLIENTI (PESO IN BASE ALLA REPUTAZIONE DEL CLIENTE)</text:p>
        </text:list-item>
      </text:list>
      <text:p text:style-name="P28"/>
      <text:p text:style-name="P29">TIPI DI UTENTE</text:p>
      <text:p text:style-name="P30">L’applicazione prevede 4 diverse tipologie di utente:</text:p>
      <text:list text:style-name="WWNum6">
        <text:list-item text:start-value="1">
          <text:p text:style-name="P31">VISITATORE</text:p>
        </text:list-item>
        <text:list-item>
          <text:p text:style-name="P32">CLIENTE</text:p>
        </text:list-item>
        <text:list-item>
          <text:p text:style-name="P33">GESTORE</text:p>
        </text:list-item>
        <text:list-item>
          <text:p text:style-name="P34">ADMIN</text:p>
        </text:list-item>
      </text:list>
      <text:p text:style-name="P35">VISITATORE: L’utente visitatore ha delle funzionalità “limitate” può infatti effettuare solamente operazioni “visive” oppure registrarsi al sito:</text:p>
      <text:list text:style-name="WWNum9">
        <text:list-item>
          <text:p text:style-name="P36">Può visionare il catalogo di prodotti a disposizione tramite catalogo.php</text:p>
        </text:list-item>
        <text:list-item>
          <text:p text:style-name="P37">Può accedere ad informazioni sull’azienda tramite appositi link inseriti in home.php</text:p>
        </text:list-item>
        <text:list-item>
          <text:p text:style-name="P38">Può accedere alle FAQ del sito tramite la pagina faq.php</text:p>
        </text:list-item>
        <text:list-item>
          <text:p text:style-name="P39">Registrarsi al sito tramite la pagina registrazione.php raggiungibile tramite un link presente in home.php specificando indirizzo email,<text:s/>username e password per utilizzare tutti i servizi offerti.<text:line-break/></text:p>
        </text:list-item>
      </text:list>
      <text:p text:style-name="P40"><text:s text:c="2"/></text:p>
      <text:p text:style-name="P41">CLIENTE: L’utente registrato (o cliente) possiede in aggiunta alle funzionalità dell'utente visitatore la possibilità di acquistare prodotti, richiedere crediti, effettuare recensioni e fare<text:s/>domande tramite la sezione faq presente nel menu del sito, nello specifico esso:</text:p>
      <text:list text:style-name="WWNum12">
        <text:list-item>
          <text:p text:style-name="P42">Può accedere al proprio profilo per visionare il proprio saldo, cioè la differenza tra crediti richiesti e quelli effettivamente spesi sul sito, a seconda di questo rapporto sarà poi definita la sua reputazione, i propri dati , <text:s/>i propri crediti disponibili, la propria reputazione, eventuali aggiornamenti provenienti dalle faq in cui è partecipe ed eventuali coupon che permettono di riscattare prodotti senza utilizzare crediti;</text:p>
        </text:list-item>
        <text:list-item>
          <text:p text:style-name="P43">Può acquistare i prodotti del catalogo tramite la pagina acquista.php che gestisce gli acquisti tramite un meccanismo di carrello;</text:p>
        </text:list-item>
        <text:list-item>
          <text:p text:style-name="P44">Può visualizzare il carrello dalla voce presente nel menu del sito e rimuovere prodotti o procedere al checkout;</text:p>
        </text:list-item>
        <text:list-item>
          <text:p text:style-name="P45">Può<text:s/>scrivere recensioni sui prodotti del catalogo e faq;</text:p>
        </text:list-item>
        <text:list-item>
          <text:p text:style-name="P46">Può effettuare una richiesta di assegnazione crediti per acquistare i prodotti (DOVRA’ POI ESSERE ACCETTATA DALL’ADMIN)</text:p>
        </text:list-item>
      </text:list>
      <text:p text:style-name="P47"/>
      <text:p text:style-name="P48">GESTORE: L’utente Gestore ha il compito di “gestire il sito” e ha la possibilità solamente di effettuare modifiche ai prodotti e/o al catalogo. Esso come l'admin, accede al sito da una finestra differente da quella utilizzata dagli utenti registrati. Una volta effettuato l'accesso esso:</text:p>
      <text:list text:style-name="WWNum15">
        <text:list-item>
          <text:p text:style-name="P49">Può aggiungere, modificare, eliminare un prodotto<text:s/>dal catalogo. Ha la possibilità anche di definire sconti e bonus sui vari articoli</text:p>
        </text:list-item>
        <text:list-item>
          <text:p text:style-name="P50">Può consultare i vari profili degli utenti registrati</text:p>
        </text:list-item>
        <text:list-item>
          <text:p text:style-name="P51">Può visualizzare tutte le faq attive e scegliere se rispondere o chiuderle</text:p>
        </text:list-item>
        <text:list-item>
          <text:p text:style-name="P52">Può aggiungere domande alle FAQ o elevare una domanda di un cliente con relativa risposta nella sezione FAQ del sito</text:p>
        </text:list-item>
      </text:list>
      <text:p text:style-name="P53">AMMINISTRATORE: L’utente Amministratore ha le funzionalità più “interne” del sito e possiede delle funzionalità esclusive:</text:p>
      <text:list text:style-name="WWNum16">
        <text:list-item>
          <text:p text:style-name="P54">Può visionare e modificare i dati dei vari clienti registrati al sito</text:p>
        </text:list-item>
        <text:list-item>
          <text:p text:style-name="P55">Può aggiornare il catalogo dei prodotti ed inserire sconti</text:p>
        </text:list-item>
        <text:list-item>
          <text:p text:style-name="P56">Può bannare degli utenti dal sito</text:p>
        </text:list-item>
        <text:list-item>
          <text:p text:style-name="P57">Può accettare/rifiutare richieste di crediti</text:p>
        </text:list-item>
        <text:list-item>
          <text:p text:style-name="P58">Può gestire le faq decidendo quali rendere attive e quali ignorare oppure elevare una determinata faq relativa ad un determinato argomento</text:p>
        </text:list-item>
      </text:list>
      <text:p text:style-name="P59"/>
      <text:p text:style-name="P60">STRUTTURE DATI</text:p>
      <text:p text:style-name="P61">Per il corretto funzionamento dell'applicazione e dei servizi che essa offre, in fase di progettazione è stato ritenuto opportuno definire due file xml: uno relativo ai videogiochi presenti nel catalogo ed uno<text:s/>relativo alle console presenti nel catalogo delle piattaforme. Viene inoltre utilizzato un database per memorizzare i dati dei vari clienti/gestori/admin dell’applicazione.</text:p>
      <text:p text:style-name="P62">I file sono stati definiti ognuno da una DTD, la quale spiega appunto la struttura<text:s/>grammaticale da seguire affinché<text:s/>essi siano validi.</text:p>
      <text:p text:style-name="P63">Segue l'elenco dei file xml utilizzati e la relativa grammatica:</text:p>
      <text:list text:style-name="LFO25" text:continue-numbering="true">
        <text:list-item>
          <text:p text:style-name="P64">Videogiochi.xml: file contenente<text:s/>i videogiochi presenti nel catalogo;</text:p>
        </text:list-item>
        <text:list-item>
          <text:p text:style-name="P65">Videogiochi.dtd: documento relativo alla definizione grammaticale utilizzata dal file<text:s/><text:tab/>videogiochi.xml;</text:p>
        </text:list-item>
        <text:list-item>
          <text:p text:style-name="P66">Piattaforme.xml: file contenente le diverse console presenti nel catalogo;</text:p>
        </text:list-item>
        <text:list-item>
          <text:p text:style-name="P67">Piattaforme.dtd: file relativo alla definizione grammaticale utilizzata dal file piattaforme.xml;</text:p>
        </text:list-item>
      </text:list>
      <text:p text:style-name="P68">Di seguito vengono mostrate le dtd che<text:s/>verranno utilizzate per definire la grammatica dei due file xml e un esempio di questi ultimi:</text:p>
      <text:p text:style-name="P69"/>
      <text:p text:style-name="P70"/>
      <text:p text:style-name="P71"/>
      <text:p text:style-name="P72"/>
      <text:p text:style-name="P73">videogiochi.dtd</text:p>
      <text:p text:style-name="P74">&lt;!ELEMENT videogiochi (gioco+)&gt;</text:p>
      <text:p text:style-name="P75"><text:tab/>&lt;!ELEMENT gioco(nome, immagine, tipologia, prezzo, data, console)&gt;</text:p>
      <text:p text:style-name="P76"><text:span text:style-name="T77"><text:tab/></text:span><text:span text:style-name="T78"><text:tab/></text:span><text:span text:style-name="T79">&lt;!ATTLIST gioco</text:span></text:p>
      <text:p text:style-name="P80"><text:tab/><text:tab/><text:tab/><text:tab/><text:tab/>id CDATA<text:s/>#REQUIRED</text:p>
      <text:p text:style-name="P81"><text:tab/><text:tab/><text:tab/><text:tab/><text:tab/>console Play Station|Xbox</text:p>
      <text:p text:style-name="P82"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&gt;</text:span></text:p>
      <text:p text:style-name="P89"><text:tab/><text:tab/>&lt;!ELEMENT nome #PCDATA&gt;</text:p>
      <text:p text:style-name="P90"><text:tab/><text:tab/>&lt;!ELEMENT immagine #PCDATA&gt;</text:p>
      <text:p text:style-name="P91"><text:tab/><text:tab/>&lt;!ELEMENT tipologia #PCDATA&gt;</text:p>
      <text:p text:style-name="P92"><text:tab/><text:tab/>&lt;!ELEMENT prezzo #PCDATA&gt;</text:p>
      <text:p text:style-name="P93"><text:tab/><text:tab/>&lt;!ELEMENT data #PCDATA&gt;</text:p>
      <text:p text:style-name="P94"><text:tab/><text:tab/><text:tab/>&lt;!ATTLIST data</text:p>
      <text:p text:style-name="P95"><text:tab/><text:tab/><text:tab/><text:tab/>gg CDATA #REQUIRED</text:p>
      <text:p text:style-name="P96"><text:tab/><text:tab/><text:tab/><text:tab/>mm CDATA #REQUIRED</text:p>
      <text:p text:style-name="P97"><text:tab/><text:tab/><text:tab/><text:tab/>aaaa CDATA #REQUIRED</text:p>
      <text:p text:style-name="P98"><text:tab/><text:tab/><text:tab/>&gt;</text:p>
      <text:p text:style-name="P99">piattaforme.dtd</text:p>
      <text:p text:style-name="P100">&lt;!ELEMENT piattaforme (console+)&gt;</text:p>
      <text:p text:style-name="P101"><text:tab/>&lt;!ELEMENT console (nome, prezzo, data, tipologia,immagine)&gt;</text:p>
      <text:p text:style-name="P102"><text:tab/><text:tab/>&lt;!ATTLIST console</text:p>
      <text:p text:style-name="P103"><text:tab/><text:tab/><text:tab/><text:tab/>id CDATA #REQUIRED</text:p>
      <text:p text:style-name="P104"><text:tab/><text:tab/><text:tab/><text:tab/>cprod Sony|Microsoft|Nintendo #REQUIRED&gt;</text:p>
      <text:p text:style-name="P105"><text:tab/><text:tab/>&lt;!ELEMENT nome<text:s/>#PCDATA&gt;</text:p>
      <text:p text:style-name="P106"><text:tab/><text:tab/>&lt;!ELEMENT prezzo #PCDATA&gt;</text:p>
      <text:p text:style-name="P107"><text:tab/><text:tab/>&lt;!ELEMENT data #PCDATA&gt;</text:p>
      <text:p text:style-name="P108"><text:tab/><text:tab/><text:tab/>&lt;!ATTLIST data</text:p>
      <text:p text:style-name="P109"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gg CDATA #REQUIRED</text:span></text:p>
      <text:p text:style-name="P118"><text:tab/><text:tab/><text:tab/><text:tab/><text:tab/><text:tab/><text:tab/>mm CDATA #REQUIRED</text:p>
      <text:p text:style-name="P119"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aaaa CDATA #REQUIRED</text:span></text:p>
      <text:p text:style-name="P128"><text:tab/><text:tab/><text:tab/><text:tab/><text:tab/><text:tab/>&gt;</text:p>
      <text:p text:style-name="P129"><text:tab/><text:tab/>&lt;!ELEMENT immagine #PCDATA&gt;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Esempio videogiochi.xml</text:p>
      <text:p text:style-name="P138">&lt;?xml<text:s/>version="1.0" encoding="UTF-8"?&gt;<text:line-break/>&lt;!DOCTYPE telefoni SYSTEM "videogiochi.dtd"&gt;<text:line-break/><text:line-break/>&lt;videogiochi&gt;<text:line-break/><text:tab/>&lt;gioco id="345" console="Play Station"&gt;<text:line-break/><text:tab/><text:tab/>&lt;nome&gt;Grand Theft Auto V&lt;/nome&gt;<text:line-break/><text:tab/><text:tab/>&lt;immagine&gt;Games/gta5.png&lt;/immagine&gt;<text:line-break/><text:tab/><text:tab/>&lt;tipologia&gt;Action-Adventure&lt;/tipologia&gt;<text:line-break/><text:tab/><text:tab/>&lt;prezzo&gt;400&lt;/prezzo&gt;<text:line-break/><text:tab/><text:tab/>&lt;data gg="12" mm="01" aaaa="2014" /&gt;<text:line-break/><text:tab/>&lt;/gioco&gt;</text:p>
      <text:p text:style-name="P139">&lt;/videogiochi&gt;</text:p>
      <text:p text:style-name="P140"/>
      <text:p text:style-name="P141">Esempio piattaforme.xml</text:p>
      <text:p text:style-name="P142">&lt;?xml version="1.0" encoding="UTF-8"?&gt;</text:p>
      <text:p text:style-name="P143">&lt;!DOCTYPE telefoni SYSTEM "piattaforme.dtd"&gt;</text:p>
      <text:p text:style-name="P144">&lt;piattaforme&gt;</text:p>
      <text:p text:style-name="P145"><text:tab/>&lt;console id="1" cprod="Sony"&gt;</text:p>
      <text:p text:style-name="P146"><text:tab/><text:tab/>&lt;nome&gt;Play Station 4&lt;/nome&gt;</text:p>
      <text:p text:style-name="P147"><text:tab/><text:tab/>&lt;prezzo&gt;200&lt;/prezzo&gt;</text:p>
      <text:p text:style-name="P148"><text:tab/><text:tab/>&lt;data gg="10" mm="12" aaaa="2014" /&gt;</text:p>
      <text:p text:style-name="P149"><text:tab/><text:tab/>&lt;immagine&gt;Piattaforme/ps4&lt;/immagine&gt;</text:p>
      <text:p text:style-name="P150"><text:tab/>&lt;/console&gt;</text:p>
      <text:p text:style-name="P151">&lt;/piattaforme&gt;</text:p>
      <text:p text:style-name="P152"/>
      <text:p text:style-name="P153"/>
      <text:p text:style-name="P154">CASI D’USO:</text:p>
      <text:p text:style-name="P155">Segue un esempio di casi d’uso dei vari<text:s/>elementi<text:s/>presenti nei<text:s/>due<text:s/>file xml:</text:p>
      <text:list text:style-name="LFO26" text:continue-numbering="true">
        <text:list-item>
          <text:p text:style-name="P156">VIDEOGIOCHI:</text:p>
        </text:list-item>
      </text:list>
      <text:list text:style-name="LFO27" text:continue-numbering="true">
        <text:list-item>
          <text:p text:style-name="P157">ID =<text:s/>utilizzato per identificare<text:s/>univocamente<text:s/>il gioco<text:s/>per permettere<text:s/>l’inserimento nel carrello<text:s/>e per aggiungere eventuali sconti.</text:p>
        </text:list-item>
        <text:list-item>
          <text:p text:style-name="P158">CONSOLE = ci permette di ordinare i giochi presenti nel catalogo direttamente per casa di produzione</text:p>
        </text:list-item>
        <text:list-item>
          <text:p text:style-name="P159">NOME = specifica il nome del prodotto disponibile, utilizzato dai vari visitatori per “riconoscere” il prodotto che si stava cercando</text:p>
        </text:list-item>
        <text:list-item>
          <text:p text:style-name="P160">IMMAGINE = utilizzato per stampare a schermo una immagine rappresentativa del prodotto disponibile in catalogo</text:p>
        </text:list-item>
        <text:list-item>
          <text:p text:style-name="P161">TIPOLOGIA = utilizzato per specificare il “genere” del prodotto disponibile; utilizzato per permettere un ordinamento del catalogo tramite “genere”;</text:p>
        </text:list-item>
        <text:list-item>
          <text:p text:style-name="P162">PREZZO = utilizzato per esprimere il prezzo del prodotto sul catalogo; viene utilizzato per tenere uno storico delle spese del cliente</text:p>
        </text:list-item>
      </text:list>
      <text:list text:style-name="LFO28" text:continue-numbering="true">
        <text:list-item>
          <text:p text:style-name="P163">DATA DI USCITA =<text:s/>indica l’anno di uscita del prodotto disponibile nel catalogo; è composta da tre attributi che indicano rispettivamente: giorno, mese ed anno. Tale elemento permette l’ordinamento del catalogo secondo anno di uscita dei prodotti</text:p>
        </text:list-item>
      </text:list>
      <text:list text:style-name="LFO26" text:continue-numbering="true">
        <text:list-item>
          <text:p text:style-name="P164">CONSOLE:<text:s/></text:p>
        </text:list-item>
      </text:list>
      <text:list text:style-name="LFO28" text:continue-numbering="true">
        <text:list-item>
          <text:p text:style-name="P165">NOME = specifica il nome del prodotto disponibile, utilizzato dai vari visitatori per “riconoscere” il prodotto che si stava cercando</text:p>
        </text:list-item>
        <text:list-item>
          <text:p text:style-name="P166">ID = utilizzato per identificare univocamente la console , per permettere l’inserimento nel carrello ed aggiungere eventuali sconti.</text:p>
        </text:list-item>
      </text:list>
      <text:list text:style-name="LFO27" text:continue-numbering="true">
        <text:list-item>
          <text:p text:style-name="P167">PREZZO = utilizzato per esprimere il prezzo del prodotto sul catalogo; viene utilizzato per tenere uno storico delle spese del cliente</text:p>
        </text:list-item>
      </text:list>
      <text:list text:style-name="LFO28" text:continue-numbering="true">
        <text:list-item>
          <text:p text:style-name="P168">DATA DI USCITA = indica l’anno di uscita del prodotto disponibile nel catalogo;<text:s/>è composta da tre attributi che indicano rispettivamente:<text:s/>giorno, mese ed anno. Tale elemento<text:s/>permette<text:s/>l’ordinamento del catalogo secondo anno di uscita dei prodotti</text:p>
        </text:list-item>
      </text:list>
      <text:list text:style-name="LFO27" text:continue-numbering="true">
        <text:list-item>
          <text:p text:style-name="P169">IMMAGINE = utilizzato per stampare a schermo una immagine rappresentativa del prodotto disponibile in catalogo</text:p>
        </text:list-item>
      </text:list>
      <text:p text:style-name="P170"/>
      <text:p text:style-name="P171">Come accennato precedentemente, la seconda struttura dati utilizzata è un database<text:s/>installato localmente tramite il relativo file di installazione. Accedendo al file install.php sarà infatti possibile installare localmente il database con le relative tabelle e popolarle. Segue una descrizione delle tabelle e dei relativi campi:</text:p>
      <text:list text:style-name="WWNum16" text:continue-numbering="true">
        <text:list-item>
          <text:p text:style-name="P172">UTENTE: la tabella utente contiene i dati di tutti gli utenti che sono registrati al sito. Essa è composta da 6 campi:<text:s/>[username<text:s/>(nome dell’utente sul sito), password<text:s/>(password per effettuare l’accesso), e-mail<text:s/>(utilizzata in fase di registrazione), totalespeso<text:s/>(spesa totale sul sito da parte dell’utente), saldo<text:s/>(crediti totali dell’utente), valutazione<text:s/>(punteggio assegnato all’utente in base ai fattori descritti precedentemente)];</text:p>
        </text:list-item>
        <text:list-item>
          <text:p text:style-name="P173">GESTORE: la tabella gestore contiene i dati dei gestori. Essa è composta da due campi, che sono username e password, che servono per accedere alla pagina privilegiata dedicata ad essi;</text:p>
        </text:list-item>
        <text:list-item>
          <text:p text:style-name="P174"><text:span text:style-name="T175">ADMIN: la tabella admin contiene i dati relativi agli amministratori del sito. Anche essa come per i gestori contiene solamente due campi che sono l’username e la password</text:span><text:span text:style-name="T176"><text:s/>necessari per accedere all’area privilegiata ed usufruire delle funzionalità di amministrazione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style:font-name-complex="Arial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Arial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Arial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Arial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Arial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Arial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Arial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Arial" style:font-name-complex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Arial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Arial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Arial" style:font-name-complex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5" style:display-name="WWNum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Arial" style:font-name-complex="Calibr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6" style:display-name="WWNum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5">
      <text:list-level-style-bullet text:level="1" text:style-name="WW_CharLFO2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drea Fionda</meta:initial-creator>
    <dc:creator>Luca Morazzano</dc:creator>
    <meta:creation-date>2022-07-18T18:38:00Z</meta:creation-date>
    <dc:date>2022-07-18T19:46:00Z</dc:date>
    <meta:template xlink:href="Normal" xlink:type="simple"/>
    <meta:editing-cycles>11</meta:editing-cycles>
    <meta:editing-duration>PT1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1" meta:word-count="1613" meta:character-count="10789" meta:row-count="76" meta:non-whitespace-character-count="9197"/>
  </office:meta>
</office:document-meta>
</file>